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Compact" style:list-style-name="WWNum1001">
      <style:text-properties fo:color="#000000" loext:opacity="100%"/>
    </style:style>
    <style:style style:name="P2" style:family="paragraph" style:parent-style-name="Compact" style:list-style-name="WWNum1002">
      <style:text-properties fo:color="#000000" loext:opacity="100%"/>
    </style:style>
    <style:style style:name="P3" style:family="paragraph" style:parent-style-name="Compact" style:list-style-name="WWNum1003">
      <style:text-properties fo:color="#000000" loext:opacity="100%"/>
    </style:style>
    <style:style style:name="P4" style:family="paragraph" style:parent-style-name="Compact" style:list-style-name="WWNum1004">
      <style:text-properties fo:color="#000000" loext:opacity="100%"/>
    </style:style>
    <style:style style:name="P5" style:family="paragraph" style:parent-style-name="Compact" style:list-style-name="WWNum1005">
      <style:text-properties fo:color="#000000" loext:opacity="100%"/>
    </style:style>
    <style:style style:name="P6" style:family="paragraph" style:parent-style-name="First_20_Paragraph">
      <style:text-properties officeooo:paragraph-rsid="00162b3b"/>
    </style:style>
    <style:style style:name="P7" style:family="paragraph" style:parent-style-name="First_20_Paragraph">
      <style:text-properties fo:color="#000000" loext:opacity="100%"/>
    </style:style>
    <style:style style:name="P8" style:family="paragraph" style:parent-style-name="First_20_Paragraph">
      <style:text-properties fo:color="#000000" loext:opacity="100%" officeooo:paragraph-rsid="00162b3b"/>
    </style:style>
    <style:style style:name="P9" style:family="paragraph" style:parent-style-name="Heading_20_1">
      <style:text-properties fo:color="#000000" loext:opacity="100%"/>
    </style:style>
    <style:style style:name="P10" style:family="paragraph" style:parent-style-name="Heading_20_2">
      <style:text-properties fo:color="#000000" loext:opacity="100%"/>
    </style:style>
    <style:style style:name="P11" style:family="paragraph" style:parent-style-name="Heading_20_3">
      <style:text-properties fo:color="#000000" loext:opacity="100%"/>
    </style:style>
    <style:style style:name="P12" style:family="paragraph" style:parent-style-name="Heading_20_3">
      <style:text-properties fo:color="#000000" loext:opacity="100%" fo:font-size="13pt" style:font-size-asian="13pt" style:font-size-complex="13pt"/>
    </style:style>
    <style:style style:name="P13" style:family="paragraph" style:parent-style-name="Text_20_body">
      <style:text-properties fo:color="#000000" loext:opacity="1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rebound---project-documentation"/>Rebound - Project Documentation</text:h>
      <text:h text:style-name="P10" text:outline-level="2"><text:bookmark-start text:name="a-development-description"/>A) Development Description</text:h>
      <text:h text:style-name="P12" text:outline-level="3"><text:bookmark-start text:name="game-overview"/>Game Overview</text:h>
      <text:p text:style-name="P7">For my game, Rebound, I had an idea for a game that is based upon trickshots/wall bounces as the main scoring mechanic. I have made simple physics engines in other programming languages so I already had a basis on which to build my game.</text:p>
      <text:p text:style-name="P13">The objective is simple - bounce the ball off as many walls as you can before hitting a goal. In order to implement this as easily as possible, I used JavaScript objects for all of the game assets. This allows me to easily diagnose what parts of the code need adjustment and maintain clean separation between different game elements.<text:bookmark-end text:name="game-overview"/></text:p>
      <text:h text:style-name="P12" text:outline-level="3"><text:bookmark-start text:name="core-concepts-used"/>Core Concepts Used</text:h>
      <text:p text:style-name="P8"><text:span text:style-name="T1">Object-Oriented Programming</text:span>: The game is built around several key classes that encapsulate specific functionality: </text:p>
      <text:p text:style-name="P6"><text:span text:style-name="Verbatim_20_Char"><text:span text:style-name="T3">gameBoard</text:span></text:span><text:span text:style-name="T3"> - The main game controller that manages game state, scoring, lives, and coordinates all other game elements</text:span></text:p>
      <text:p text:style-name="P6"><text:span text:style-name="Verbatim_20_Char"><text:span text:style-name="T3">Ball</text:span></text:span><text:span text:style-name="T3"> - Handles physics simulation including velocity, gravity, friction, collision detection, and trail effects</text:span></text:p>
      <text:p text:style-name="P6"><text:span text:style-name="Verbatim_20_Char"><text:span text:style-name="T3">Basket</text:span></text:span><text:span text:style-name="T3"> - Represents the goal objects that players must pass through to score - </text:span><text:span text:style-name="Verbatim_20_Char"><text:span text:style-name="T3">Bonus</text:span></text:span><text:span text:style-name="T3"> - Special power-up hexagons that provide multiplier or gravity effects</text:span></text:p>
      <text:p text:style-name="P6"><text:span text:style-name="Verbatim_20_Char"><text:span text:style-name="T3">FloatingText -</text:span></text:span><text:span text:style-name="T3"> Displays score feedback and messages to the player</text:span></text:p>
      <text:p text:style-name="P6"><text:span text:style-name="Verbatim_20_Char"><text:span text:style-name="T3">Trail</text:span></text:span><text:span text:style-name="T3"> - Creates visual particle effects behind moving balls</text:span></text:p>
      <text:p text:style-name="P13"><text:span text:style-name="T1">Physics Engine</text:span>: I implemented a custom physics system that includes: - Velocity and acceleration calculations for realistic ball movement - Gravity simulation with variable gravity states - Collision detection against all four walls - Elasticity and friction to create natural bouncing behavior </text:p>
      <text:p text:style-name="P13"><text:span text:style-name="T1">Game Mechanics</text:span>: The scoring system rewards skillful play by: - Incrementing score based on number of wall bounces before reaching the goal - Applying multipliers collected from bonus items - Granting extra lives every 5 points scored - Increasing difficulty with smaller balls and higher score targets as the player progresses</text:p>
      <text:p text:style-name="P13"><text:span text:style-name="T1">Canvas Rendering</text:span>: All graphics are drawn using HTML5 Canvas API with the 2D context, including custom shapes, text rendering, animations, and visual effects.</text:p>
      <text:p text:style-name="P13"><text:span text:style-name="T1">Event Handling</text:span>: The game uses pointer events for universal input support across mouse and touch devices, allowing players to aim and launch balls with drag mechanics.<text:bookmark-end text:name="core-concepts-used"/></text:p>
      <text:p text:style-name="P13"><text:soft-page-break/></text:p>
      <text:h text:style-name="P12" text:outline-level="3"><text:bookmark-start text:name="key-features-implemented"/>Key Features Implemented</text:h>
      <text:list xml:id="list1022856316" text:style-name="WWNum1001">
        <text:list-item text:start-value="1">
          <text:p text:style-name="P1"><text:span text:style-name="T1">Slingshot Launching Mechanic</text:span> - Visual feedback showing aim direction and power, with clamped maximum launch speed</text:p>
        </text:list-item>
        <text:list-item>
          <text:p text:style-name="P1"><text:span text:style-name="T1">Scoring System</text:span> - Score increases based on wall bounces and multipliers, with visual feedback</text:p>
        </text:list-item>
        <text:list-item>
          <text:p text:style-name="P1"><text:span text:style-name="T1">Lives System</text:span> - Players start with 5 lives and earn more through scoring milestones</text:p>
        </text:list-item>
        <text:list-item>
          <text:p text:style-name="P1"><text:span text:style-name="T1">Bonus Power-ups</text:span>:</text:p>
        </text:list-item>
      </text:list>
      <text:list text:style-name="WWNum1002">
        <text:list-item>
          <text:list>
            <text:list-item>
              <text:p text:style-name="P2">Yellow hexagon multiplier (x2 score)</text:p>
            </text:list-item>
            <text:list-item>
              <text:p text:style-name="P2">Green hexagon gravity removal (1.5 second duration)</text:p>
            </text:list-item>
          </text:list>
        </text:list-item>
      </text:list>
      <text:list xml:id="list101652681783811" text:continue-list="list1022856316" text:style-name="WWNum1001">
        <text:list-item>
          <text:p text:style-name="P1"><text:span text:style-name="T1">Progressive Difficulty</text:span> - Ball size decreases and score targets increase after each round</text:p>
        </text:list-item>
        <text:list-item>
          <text:p text:style-name="P1"><text:span text:style-name="T1">Visual Polish</text:span> - Particle trails, floating text notifications, and color-coded feedback</text:p>
        </text:list-item>
        <text:list-item>
          <text:p text:style-name="P1"><text:span text:style-name="T1">Win/Lose Conditions</text:span> - Level completion with slow-motion effect and automatic restart on loss<text:bookmark-end text:name="key-features-implemented"/><text:bookmark-end text:name="a-development-description"/></text:p>
        </text:list-item>
      </text:list>
      <text:h text:style-name="P10" text:outline-level="2"><text:bookmark-start text:name="b-user-manual"/>B) User Manual<text:bookmark-start text:name="how-to-play"/></text:h>
      <text:p text:style-name="P7"><text:span text:style-name="T1">Objective</text:span>: Bounce the ball off as many walls as possible, then pass it through the red goal to score points. Reach the target score to advance to the next level!</text:p>
      <text:p text:style-name="P13"><text:span text:style-name="T1">Controls</text:span>: 1. Click and drag anywhere on the canvas to aim your shot 2. The slingshot visual shows your aim direction and power 3. Release to launch the ball 4. Repeat until you run out of lives or complete the level</text:p>
      <text:p text:style-name="P13"><text:span text:style-name="T1">Scoring</text:span>: - Each wall bounce increases the ball’s value by 1 - Passing through the goal awards points equal to: (number of bounces) × (multiplier) - Every 5 points earned grants you an extra life (maximum 15 lives) - Collect bonus hexagons for special effects: - <text:span text:style-name="T1">Yellow hexagon</text:span>: Doubles your ball’s score multiplier - <text:span text:style-name="T1">Green hexagon</text:span>: Removes gravity for 1.5 seconds, allowing the ball to maintain momentum</text:p>
      <text:p text:style-name="P13"><text:span text:style-name="T1">Game Progression</text:span>: - Each level increases the target score by 100 points - Ball size decreases slightly each level, making precision more important - New baskets and bonuses spawn randomly after each goal</text:p>
      <text:p text:style-name="P13"><text:bookmark-end text:name="b-user-manual"/><text:bookmark-end text:name="how-to-play"/></text:p>
      <text:p text:style-name="P13"/>
      <text:p text:style-name="P13"/>
      <text:p text:style-name="P13"/>
      <text:h text:style-name="P10" text:outline-level="2"><text:bookmark-start text:name="c-references"/>C) References</text:h>
      <text:h text:style-name="P11" text:outline-level="3"><text:bookmark-start text:name="learning-resources"/>Learning Resources</text:h>
      <text:list text:continue-list="list276481256" text:style-name="WWNum1003">
        <text:list-item>
          <text:p text:style-name="P3"><text:span text:style-name="T1">MDN Web Docs</text:span> - HTML5 Canvas API documentation and examples</text:p>
        </text:list-item>
        <text:list-item>
          <text:p text:style-name="P3"><text:soft-page-break/><text:span text:style-name="T1">JavaScript.info</text:span> - Object-oriented programming concepts and class syntax</text:p>
        </text:list-item>
        <text:list-item>
          <text:p text:style-name="P3"><text:span text:style-name="T1">W3Schools</text:span> - Event handling and pointer events reference<text:bookmark-end text:name="learning-resources"/></text:p>
        </text:list-item>
      </text:list>
      <text:h text:style-name="P11" text:outline-level="3"><text:bookmark-start text:name="inspiration"/>Inspiration</text:h>
      <text:list text:continue-list="list101652903008251" text:style-name="WWNum1004">
        <text:list-item>
          <text:p text:style-name="P4">Classic physics-based mobile games that use trajectory mechanics<text:bookmark-end text:name="inspiration"/></text:p>
        </text:list-item>
      </text:list>
      <text:h text:style-name="P11" text:outline-level="3"><text:bookmark-start text:name="tools-used"/>Tools Used</text:h>
      <text:list text:continue-list="list101653222501942" text:style-name="WWNum1005">
        <text:list-item>
          <text:p text:style-name="P5">Visual Studio Code for development</text:p>
        </text:list-item>
        <text:list-item>
          <text:p text:style-name="P5">Chrome DevTools for debugging and testing</text:p>
        </text:list-item>
        <text:list-item>
          <text:p text:style-name="P5">Git for version control<text:bookmark-end text:name="tools-used"/><text:bookmark-end text:name="c-references"/><text:bookmark-end text:name="rebound---project-document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5T18:10:43</meta:creation-date>
    <dc:date>2025-12-05T10:16:51.386152120</dc:date>
    <meta:generator>LibreOffice/7.4.7.2$Linux_X86_64 LibreOffice_project/40$Build-2</meta:generator>
    <meta:editing-duration>PT11M47S</meta:editing-duration>
    <meta:editing-cycles>1</meta:editing-cycles>
    <meta:document-statistic meta:table-count="0" meta:image-count="0" meta:object-count="0" meta:page-count="3" meta:paragraph-count="42" meta:word-count="691" meta:character-count="4321" meta:non-whitespace-character-count="3686"/>
    <meta:user-defined meta:name="AppVersion">12.0000</meta:user-defined>
    <meta:template xlink:type="simple" xlink:actuate="onRequest" xlink:title="Normal.dotm" xlink:href=""/>
  </office:meta>
</office:document-meta>
</file>